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B00000500364640D6966BD8A6.jpg" manifest:media-type="image/jpeg"/>
  <manifest:file-entry manifest:full-path="Pictures/100000000000030900000500876CC87CAB47600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48519" officeooo:paragraph-rsid="00148519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<text:s/>AMMAR RAZA </text:p>
      <text:p text:style-name="P1">ROLL NUMBER : 21P_8004</text:p>
      <text:p text:style-name="P1">SECTION : BCS – 4A</text:p>
      <text:p text:style-name="P1">ASSIGNMENT 2</text:p>
      <text:p text:style-name="P1"><draw:frame draw:style-name="fr1" draw:name="Image2" text:anchor-type="char" svg:width="6.6929in" svg:height="11.0256in" draw:z-index="1"><draw:image xlink:href="Pictures/100000000000030900000500876CC87CAB476000.jpg" xlink:type="simple" xlink:show="embed" xlink:actuate="onLoad" draw:mime-type="image/jpeg"/></draw:frame><text:soft-page-break/></text:p>
      <text:p text:style-name="P1"><draw:frame draw:style-name="fr2" draw:name="Image1" text:anchor-type="char" svg:width="6.6929in" svg:height="9.9272in" draw:z-index="0"><draw:image xlink:href="Pictures/100000000000030B00000500364640D6966BD8A6.jpg" xlink:type="simple" xlink:show="embed" xlink:actuate="onLoad" draw:mime-type="image/jpeg"/></draw:frame><text:soft-page-break/></text:p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23:43:32.617477529</meta:creation-date>
    <dc:date>2023-04-19T23:48:53.209676805</dc:date>
    <meta:editing-duration>PT5M21S</meta:editing-duration>
    <meta:editing-cycles>1</meta:editing-cycles>
    <meta:document-statistic meta:table-count="0" meta:image-count="2" meta:object-count="0" meta:page-count="4" meta:paragraph-count="4" meta:word-count="14" meta:character-count="71" meta:non-whitespace-character-count="58"/>
    <meta:generator>LibreOffice/7.3.7.2$Linux_X86_64 LibreOffice_project/30$Build-2</meta:generator>
  </office:meta>
</office:document-meta>
</file>